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4" style:family="paragraph" style:parent-style-name="Standard">
      <style:text-properties style:font-name="Times New Roman" officeooo:paragraph-rsid="000fa30a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style:text-underline-style="none" fo:font-weight="normal" officeooo:rsid="0010de82" officeooo:paragraph-rsid="0010de82" style:font-weight-asian="normal" style:font-weight-complex="normal"/>
    </style:style>
    <style:style style:name="T1" style:family="text">
      <style:text-properties officeooo:rsid="000c4b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1"/>
      <text:p text:style-name="P2">import java.io.*;</text:p>
      <text:p text:style-name="P2">public class file_handling</text:p>
      <text:p text:style-name="P2">{</text:p>
      <text:p text:style-name="P2"><text:s text:c="4"/>public static void main(String args[]) throws IOException</text:p>
      <text:p text:style-name="P2"><text:s text:c="4"/>{</text:p>
      <text:p text:style-name="P2"><text:s text:c="8"/>try</text:p>
      <text:p text:style-name="P2"><text:s text:c="8"/>{</text:p>
      <text:p text:style-name="P2"><text:s text:c="12"/>FileInputStream fi=new FileInputStream("input.txt");</text:p>
      <text:p text:style-name="P2"><text:s text:c="12"/>FileOutputStream ft=new FileOutputStream("output.txt");</text:p>
      <text:p text:style-name="P2"><text:s text:c="12"/>int i=0;</text:p>
      <text:p text:style-name="P2"><text:s text:c="12"/>while((i=fi.read())!=-1)</text:p>
      <text:p text:style-name="P2"><text:s text:c="12"/>{</text:p>
      <text:p text:style-name="P2"><text:s text:c="16"/>ft.write(i);</text:p>
      <text:p text:style-name="P2"><text:s text:c="12"/>}</text:p>
      <text:p text:style-name="P2"><text:s text:c="8"/>}</text:p>
      <text:p text:style-name="P2"><text:s text:c="8"/>catch(IOException e)</text:p>
      <text:p text:style-name="P2"><text:s text:c="8"/>{</text:p>
      <text:p text:style-name="P2"><text:s text:c="12"/>System.out.println("Exception "+e);</text:p>
      <text:p text:style-name="P2"><text:s text:c="8"/>}</text:p>
      <text:p text:style-name="P2"><text:s text:c="4"/>}</text:p>
      <text:p text:style-name="P2">}</text:p>
      <text:p text:style-name="P2"/>
      <text:p text:style-name="P1">OUTPUT:</text:p>
      <text:p text:style-name="P1"/>
      <text:p text:style-name="P6">input.txt :</text:p>
      <text:p text:style-name="P6">Hello World</text:p>
      <text:p text:style-name="P6"/>
      <text:p text:style-name="P6">output.txt :</text:p>
      <text:p text:style-name="P6">Hello Worl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2-22T18:45:05.139000000</dc:date>
    <meta:editing-duration>PT29M10S</meta:editing-duration>
    <meta:editing-cycles>7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27" meta:word-count="47" meta:character-count="539" meta:non-whitespace-character-count="359"/>
  </office:meta>
</office:document-meta>
</file>